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valuationContextImpl.readVariable( OScope . Variable variable , OMessageVarType . Part pa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xprEvaluationContextImpl.getBaseRe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sendEvent( ScopeEvent 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valuationContextImpl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getPartData( Element message , OMessageVarType .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evaluateQuery( Node root , OExpression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ExprEvaluationContextImpl( ScopeFrame scopeInstace , OdeInternalInstance ntv , Nod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valuationContextImpl.isLinkActive( OLink o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ExprEvaluationContextImpl( ScopeFrame scopeInstnce , OdeInternalInstance ntv , Map &lt; OLink , Boolean &gt; linkV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valuationContextImpl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ExprEvaluationContextImpl( ScopeFrame scopeInstace , OdeInternalInstance nt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valuationContextImpl.narrow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readMessageProperty( OScope . Variable variable , OProcess . O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